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style:font-name="Trebuchet MS" fo:font-size="10pt" fo:font-weight="normal" style:font-size-asian="10pt" style:font-weight-asian="normal" style:font-size-complex="10pt" style:font-weight-complex="normal"/>
    </style:style>
    <style:style style:name="P2" style:family="paragraph" style:parent-style-name="Standard">
      <style:paragraph-properties fo:text-align="center" style:justify-single-word="false"/>
      <style:text-properties style:font-name="Trebuchet MS" fo:font-size="10pt" style:font-size-asian="10pt" style:font-size-complex="10pt"/>
    </style:style>
    <style:style style:name="P3" style:family="paragraph" style:parent-style-name="Standard">
      <style:text-properties style:font-name="Trebuchet MS" fo:font-size="10pt" style:text-underline-style="solid" style:text-underline-width="auto" style:text-underline-color="font-color" fo:font-weight="bold" style:font-size-asian="10pt" style:font-weight-asian="bold" style:font-size-complex="10pt" style:font-weight-complex="bold"/>
    </style:style>
    <style:style style:name="P4" style:family="paragraph" style:parent-style-name="Standard">
      <style:paragraph-properties fo:text-align="center" style:justify-single-word="false"/>
      <style:text-properties style:font-name="Trebuchet MS" fo:font-size="10pt" style:text-underline-style="solid" style:text-underline-width="auto" style:text-underline-color="font-color" fo:font-weight="bold" style:font-size-asian="10pt" style:font-weight-asian="bold" style:font-size-complex="10pt" style:font-weight-complex="bold"/>
    </style:style>
    <style:style style:name="P5"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6" style:family="paragraph" style:parent-style-name="Standard">
      <style:text-properties fo:color="#000000" style:font-name="Trebuchet MS" fo:font-size="10pt" fo:font-weight="normal" style:font-size-asian="10pt" style:font-weight-asian="normal" style:font-size-complex="10pt" style:font-weight-complex="normal"/>
    </style:style>
    <style:style style:name="P7" style:family="paragraph" style:parent-style-name="Standard">
      <style:paragraph-properties fo:text-align="center" style:justify-single-word="false" fo:break-before="page"/>
      <style:text-properties fo:color="#000000" style:font-name="Trebuchet MS" fo:font-size="16pt" fo:font-weight="bold" style:font-size-asian="16pt" style:font-weight-asian="bold" style:font-size-complex="16pt" style:font-weight-complex="bold"/>
    </style:style>
    <style:style style:name="P8" style:family="paragraph" style:parent-style-name="Standard">
      <style:text-properties fo:color="#000000" style:font-name="Trebuchet MS" fo:font-size="10pt" fo:font-weight="normal" style:font-size-asian="10pt" style:font-weight-asian="normal" style:font-size-complex="10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FreeEMS Serial Protocol – IFreeEMS Vanilla</text:p>
      <text:p text:style-name="P3"/>
      <text:p text:style-name="P2">Version 0.0.0 - 23rd December 2010. (Working Draft)</text:p>
      <text:p text:style-name="P2">GNU General Public License V3 or later.</text:p>
      <text:p text:style-name="P2"/>
      <text:p text:style-name="P4">Foreword</text:p>
      <text:p text:style-name="P2"/>
      <text:p text:style-name="P1">This document is based on and assumes knowledge of the FreeEMS Serial Protocol – Core document.</text:p>
      <text:p text:style-name="P1"/>
      <text:p text:style-name="P1">The purpose of this document is to define the application functionality and payload data formats for communicating with FreeEMS Vanilla. Not all devices will support all functions, either because they have limited functionality (a display device for example), or because the software versions may differ. Where logging/debug facilities are available, the payload type of unrecognised packets should be noted before discarding them.</text:p>
      <text:p text:style-name="P7">Payload Type Definitions</text:p>
      <text:p text:style-name="P6"/>
      <text:p text:style-name="P6">Title: updateBlockInRAM</text:p>
      <text:p text:style-name="P6">Description: Replaces a block of RAM memory with the provided data. Some blocks are only allowed to be changed as a whole and not partially, IE, size must match the size of the locationID provided and offset must be zero. General configuration blocks can be adjusted using arbitrary offset and size parameters provided that offset is less than size and size is greater than 0 and less than the locationID size. The locationID provided must have non-zero RAM fields.</text:p>
      <text:p text:style-name="P6">Payload ID: 0x0100/256</text:p>
      <text:p text:style-name="P6">Length: 7+</text:p>
      <text:p text:style-name="P6">Contents: locationID (2), <text:s/>offset (2), size (2), data (1+)</text:p>
      <text:p text:style-name="P6"/>
      <text:p text:style-name="P6">Title: updateBlockInFlash</text:p>
      <text:p text:style-name="P6">Description: Exactly the same as updateBlockInRAM except for flash memory, and updates the corresponding RAM region if there is one. The locationID provided must have non-zero flash fields.</text:p>
      <text:p text:style-name="P6">Payload ID: 0x0102/258</text:p>
      <text:p text:style-name="P6">Length: 7+</text:p>
      <text:p text:style-name="P6">Contents: locationID (2), <text:s/>offset (2), size (2), data (1+)</text:p>
      <text:p text:style-name="P6"/>
      <text:p text:style-name="P6">Title: retrieveBlockFromRAM</text:p>
      <text:p text:style-name="P6">Description: Exactly as per the title. The locationID provided must have non-zero RAM fields.</text:p>
      <text:p text:style-name="P6">Payload ID: 0x0104/260</text:p>
      <text:p text:style-name="P6">Length: 2</text:p>
      <text:p text:style-name="P6">Contents: locationID (2)</text:p>
      <text:p text:style-name="P1">Reply: requestedData (1+)</text:p>
      <text:p text:style-name="P6"/>
      <text:p text:style-name="P6">Title: retrieveBlockFromFlash</text:p>
      <text:p text:style-name="P6">Description: Exactly as per the title. The locationID provided must have non-zero flash fields.</text:p>
      <text:p text:style-name="P6">Payload ID: 0x0106/262</text:p>
      <text:p text:style-name="P6">Length: 2</text:p>
      <text:p text:style-name="P6">Contents: locationID (2)</text:p>
      <text:p text:style-name="P1">Reply: requestedData (1+)</text:p>
      <text:p text:style-name="P6"/>
      <text:p text:style-name="P6">Title: burnBlockFromRamToFlash</text:p>
      <text:p text:style-name="P6">Description: Burn data from live tuned RAM down to persistent flash storage. The locationID provided must have non-zero values for all RAM and flash fields.</text:p>
      <text:p text:style-name="P6">Payload ID: 0x0108/264</text:p>
      <text:p text:style-name="P6">Length: 2</text:p>
      <text:p text:style-name="P6">Contents: locationID (2) </text:p>
      <text:p text:style-name="P6"/>
      <text:p text:style-name="P6">Title: adjustMainTableCell</text:p>
      <text:p text:style-name="P6">Description: Adjust a single cell of a main table. The locationID must be that of a main table. The indices must be in range.</text:p>
      <text:p text:style-name="P6">Payload ID: 0x012C/300</text:p>
      <text:p text:style-name="P6">Length: 8</text:p>
      <text:p text:style-name="P6">Contents: locationID (2), RPMIndex (2), LoadIndex (2), CellValue (2) </text:p>
      <text:p text:style-name="P6"/>
      <text:p text:style-name="P6">Title: adjustMainTableRPMAxis</text:p>
      <text:p text:style-name="P6">Description: Adjust an RPM axis value of a main table. The locationID must be that of a main table. The index must be less than the length of the axis. The provided RPM value must be between the values of its upper and lower neighbours.</text:p>
      <text:p text:style-name="P6">Payload ID: 0x012E/302</text:p>
      <text:p text:style-name="P6">Length: 6</text:p>
      <text:p text:style-name="P6">Contents: locationID (2), RPMIndex (2), RPMValue (2)</text:p>
      <text:p text:style-name="P6"/>
      <text:p text:style-name="P6">Title: adjustMainTableLoadAxis</text:p>
      <text:p text:style-name="P6">Description: Adjust a load axis value of a main table. The locationID must be that of a main table. The index must be less than the length of the axis. The provided load value must be between the values of its upper and lower neighbours.</text:p>
      <text:p text:style-name="P6">Payload ID: 0x0130/304</text:p>
      <text:p text:style-name="P6">Length: 6</text:p>
      <text:p text:style-name="P6">Contents: <text:s/>locationID (2), LoadIndex (2), LoadValue (2)</text:p>
      <text:p text:style-name="P6"><text:soft-page-break/>Title: adjust2dTableAxis</text:p>
      <text:p text:style-name="P6">Description: The index must be less than the length of the axis. The provided axis value must be between the values of its upper and lower neighbours.</text:p>
      <text:p text:style-name="P6">Payload ID: 0x0132/306</text:p>
      <text:p text:style-name="P6">Length: 6</text:p>
      <text:p text:style-name="P6">Contents: locationID (2), AxisIndex (2), AxisValue (2)</text:p>
      <text:p text:style-name="P1"/>
      <text:p text:style-name="P6">Title: adjust2dTableCell</text:p>
      <text:p text:style-name="P6">Description:The index must be less than the number of cells. </text:p>
      <text:p text:style-name="P6">Payload ID: 0x0134/308</text:p>
      <text:p text:style-name="P6">Length: 6</text:p>
      <text:p text:style-name="P6">Contents: locationID (2), CellIndex (2), CellValue (2)</text:p>
      <text:p text:style-name="P1"/>
      <text:p text:style-name="P6">Title: requestBasicDatalog</text:p>
      <text:p text:style-name="P6">Description: Request a basic datalog packet to be sent back, useful when not streaming. The optional payload contents are the truncation length to be used. If it is not provided the configured truncation length will be used just as in asynchronous mode.</text:p>
      <text:p text:style-name="P6">Payload ID: 0x0190/400</text:p>
      <text:p text:style-name="P6">Length: 0 or 2</text:p>
      <text:p text:style-name="P6">Contents: Optional Length (2)</text:p>
      <text:p text:style-name="P6">Reply: requestedData (1+)</text:p>
      <text:p text:style-name="P1"/>
      <text:p text:style-name="P6">Title: requestConfigurableDatalog</text:p>
      <text:p text:style-name="P6">Description: UNIMPLEMENTED</text:p>
      <text:p text:style-name="P6">Payload ID: 0x0192/402</text:p>
      <text:p text:style-name="P6">Length: ?</text:p>
      <text:p text:style-name="P6">Contents: ?</text:p>
      <text:p text:style-name="P6">Reply: requestedData (1+)</text:p>
      <text:p text:style-name="P1"/>
      <text:p text:style-name="P6">Title: setAsyncDatalogType</text:p>
      <text:p text:style-name="P6">Description: Configure the asynchronous datalog type 0x00/0 is off, other values turn specific types of logging on.</text:p>
      <text:p text:style-name="P6">Payload ID: 0x0194/404</text:p>
      <text:p text:style-name="P6">Length: 1</text:p>
      <text:p text:style-name="P6">Contents: datalogType (1)</text:p>
      <text:p text:style-name="P1"/>
      <text:p text:style-name="P6">Title: forwardPacketOverCAN</text:p>
      <text:p text:style-name="P6">Description: UNIMPLEMENTED</text:p>
      <text:p text:style-name="P6">Payload ID: 0x01F4/500</text:p>
      <text:p text:style-name="P6">Length: ?</text:p>
      <text:p text:style-name="P6">Contents: ?</text:p>
      <text:p text:style-name="P1"/>
      <text:p text:style-name="P6">Title: forwardPacketOverOtherUART</text:p>
      <text:p text:style-name="P6">Description: UNIMPLEMENTED</text:p>
      <text:p text:style-name="P6">Payload ID: 0x01F6/502</text:p>
      <text:p text:style-name="P6">Length: ?</text:p>
      <text:p text:style-name="P6">Contents: ?</text:p>
      <text:p text:style-name="P1"/>
      <text:p text:style-name="P6">Title: retrieveArbitraryMemory</text:p>
      <text:p text:style-name="P6">Description: As per the title, for debugging ONLY, could be removed in future.</text:p>
      <text:p text:style-name="P6">Payload ID: 0x0258/600</text:p>
      <text:p text:style-name="P6">Length: 6</text:p>
      <text:p text:style-name="P6">Contents: length (2), address (2), RAMPage (1), FlashPage (1)</text:p>
      <text:p text:style-name="P6">Reply: Original contents (6), requestedData (length)</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Linux OpenOffice.org_project/310m19$Build-9420</meta:generator>
    <meta:initial-creator>Stuart Johnson</meta:initial-creator>
    <meta:creation-date>2008-05-08T00:15:32</meta:creation-date>
    <dc:date>2011-01-01T04:11:58</dc:date>
    <meta:editing-cycles>31</meta:editing-cycles>
    <meta:editing-duration>PT147H06M24S</meta:editing-duration>
    <meta:document-statistic meta:table-count="0" meta:image-count="0" meta:object-count="0" meta:page-count="3" meta:paragraph-count="92" meta:word-count="710" meta:character-count="4739"/>
    <meta:user-defined meta:name="Info 1"/>
    <meta:user-defined meta:name="Info 2"/>
    <meta:user-defined meta:name="Info 3"/>
    <meta:user-defined meta:name="Info 4"/>
  </office:meta>
</office:document-meta>
</file>